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first line of text</text:p>
      <text:p text:style-name="Standard"/>
      <text:p text:style-name="Standard">There is more line of text</text:p>
      <text:p text:style-name="Standard"/>
      <text:p text:style-name="Standard">Even more</text:p>
      <text:p text:style-name="Standard"/>
      <text:p text:style-name="Standard"/>
      <text:p text:style-name="Standard"/>
      <text:p text:style-name="Standard">This is the first line of text 2</text:p>
      <text:p text:style-name="Standard"/>
      <text:p text:style-name="Standard">There is more line of text 2</text:p>
      <text:p text:style-name="Standard"/>
      <text:p text:style-name="Standard">Even more 2</text:p>
      <text:p text:style-name="Standard"/>
      <text:p text:style-name="Standard"/>
      <text:p text:style-name="Standard"/>
      <text:p text:style-name="Standard">This is the first line of text 3</text:p>
      <text:p text:style-name="Standard"/>
      <text:p text:style-name="Standard">There is more line of text 3</text:p>
      <text:p text:style-name="Standard"/>
      <text:p text:style-name="Standard">Even mor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51" meta:character-count="207" meta:non-whitespace-character-count="165"/>
    <meta:generator>LibreOfficeDev/6.0.5.2$Linux_X86_64 LibreOffice_project/</meta:generator>
  </office:meta>
</office:document-meta>
</file>